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Hiragino Sans"/>
    </style:style>
    <style:style style:name="ce2" style:family="table-cell" style:parent-style-name="Default">
      <style:text-properties style:font-name="Hiragino Sans"/>
    </style:style>
    <style:style style:name="ce5" style:family="table-cell" style:parent-style-name="Default">
      <style:text-properties style:font-name="Hiragino Sans" style:font-name-asian="Hiragino Sans"/>
    </style:style>
    <style:style style:name="gr1" style:family="graphic">
      <style:graphic-properties draw:stroke="none" svg:stroke-color="#000000" draw:fill="solid" draw:fill-color="#ffffff" fo:min-height="51.76mm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solid" draw:fill-color="#ffffff"/>
      <style:text-properties style:font-name="Hiragino Sans" style:font-name-asian="Hiragino Sans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5.77mm" svg:height="51.76mm" svg:x="8.17mm" svg:y="83.36mm">
            <draw:text-box>
              <text:p><text:span text:style-name="T1">G(tau)</text:span><text:span text:style-name="T1">の値</text:span></text:p>
              <text:p><text:span text:style-name="T1"/></text:p>
              <text:p><text:span text:style-name="T1">ワイブル分布</text:span></text:p>
            </draw:text-box>
          </draw:frame>
          <draw:frame draw:z-index="1" draw:style-name="gr2" draw:text-style-name="P2" svg:width="159.99mm" svg:height="89.99mm" svg:x="126mm" svg:y="155.93mm">
            <draw:object draw:notify-on-update-of-ranges="Sheet1.A1:Sheet1.A15 Sheet1.B1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2" svg:width="159.99mm" svg:height="89.99mm" svg:x="192.74mm" svg:y="19.75mm">
            <draw:object draw:notify-on-update-of-ranges="Sheet1.E2:Sheet1.E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856579" calcext:value-type="float">
            <text:p>0.0185657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565792364891" calcext:value-type="float">
            <text:p>0.01856579236489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25408" calcext:value-type="float">
            <text:p>0.0722540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72254077726" calcext:value-type="float">
            <text:p>0.07225407772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27564" calcext:value-type="float">
            <text:p>0.1275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12756403823102" calcext:value-type="float">
            <text:p>0.12756403823102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51393" calcext:value-type="float">
            <text:p>0.16513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6513934375961" calcext:value-type="float">
            <text:p>0.16513934375961</text:p>
          </table:table-cell>
          <table:table-cell table:formula="of:=[.E5]*1000*2.5" office:value-type="float" office:value="412.848359399025" calcext:value-type="float">
            <text:p>412.84835939902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4422" calcext:value-type="float">
            <text:p>0.1744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7442195186579" calcext:value-type="float">
            <text:p>0.17442195186579</text:p>
          </table:table-cell>
          <table:table-cell table:formula="of:=[.E6]*1000*2.5" office:value-type="float" office:value="436.054879664475" calcext:value-type="float">
            <text:p>436.05487966447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60704" calcext:value-type="float">
            <text:p>0.156070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15607041525348" calcext:value-type="float">
            <text:p>0.15607041525348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01774" calcext:value-type="float">
            <text:p>0.12017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12017743929966" calcext:value-type="float">
            <text:p>0.1201774392996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017221" calcext:value-type="float">
            <text:p>0.080172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8017220540318" calcext:value-type="float">
            <text:p>0.08017220540318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45045" calcext:value-type="float">
            <text:p>0.046450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46450447096274" calcext:value-type="float">
            <text:p>0.04645044709627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337892" calcext:value-type="float">
            <text:p>0.023378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3378924539486" calcext:value-type="float">
            <text:p>0.023378924539486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021168" calcext:value-type="float">
            <text:p>0.0102116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010211684476818" calcext:value-type="float">
            <text:p>0.010211684476818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64299" calcext:value-type="float">
            <text:p>0.0038642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038642992095" calcext:value-type="float">
            <text:p>0.0038642992095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1264231" calcext:value-type="float">
            <text:p>0.00126423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012642305777757" calcext:value-type="float">
            <text:p>0.00126423057777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3567299" calcext:value-type="float">
            <text:p>0.000356729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0035672993442126" calcext:value-type="float">
            <text:p>0.000356729934421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frame draw:z-index="0" draw:style-name="gr2" draw:text-style-name="P2" svg:width="159.99mm" svg:height="89.99mm" svg:x="165.27mm" svg:y="15.94mm">
            <draw:object draw:notify-on-update-of-ranges="Sheet2.A1:Sheet2.A81 Sheet2.B1:Sheet2.B8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59.99mm" svg:height="89.99mm" svg:x="113.89mm" svg:y="217.75mm">
            <draw:object draw:notify-on-update-of-ranges="Sheet2.D10:Sheet2.D80 Sheet2.E10:Sheet2.E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3670996344689" calcext:value-type="float">
            <text:p>1.36709963446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635404705603" calcext:value-type="float">
            <text:p>73.63540470560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68961410565" calcext:value-type="float">
            <text:p>1.8689614105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42258519916" calcext:value-type="float">
            <text:p>19.142258519916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550564612199" calcext:value-type="float">
            <text:p>2.55505646121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787939126447" calcext:value-type="float">
            <text:p>9.78793912644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930167541811" calcext:value-type="float">
            <text:p>3.49301675418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6914898557733" calcext:value-type="float">
            <text:p>6.691489855773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7753019278348" calcext:value-type="float">
            <text:p>4.77530192783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3772287827291" calcext:value-type="float">
            <text:p>5.377228782729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5283135200216" calcext:value-type="float">
            <text:p>6.528313520021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764716049285" calcext:value-type="float">
            <text:p>4.764716049285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9248550269199" calcext:value-type="float">
            <text:p>8.924855026919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4774467410714" calcext:value-type="float">
            <text:p>4.477446741071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20116604499" calcext:value-type="float">
            <text:p>12.201166044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3494819606969" calcext:value-type="float">
            <text:p>4.3494819606969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6802096402" calcext:value-type="float">
            <text:p>16.680209640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297430278765" calcext:value-type="float">
            <text:p>4.29743027876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803508501983" calcext:value-type="float">
            <text:p>22.80350850198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785794132978" calcext:value-type="float">
            <text:p>4.2785794132978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1.174668137669" calcext:value-type="float">
            <text:p>31.17466813766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2725913483473" calcext:value-type="float">
            <text:p>4.2725913483473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.618877415697" calcext:value-type="float">
            <text:p>42.61887741569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2709367856068" calcext:value-type="float">
            <text:p>4.2709367856068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8.264251736474" calcext:value-type="float">
            <text:p>58.2642517364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2705410271909" calcext:value-type="float">
            <text:p>4.2705410271909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653037251538" calcext:value-type="float">
            <text:p>79.65303725153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704593511451" calcext:value-type="float">
            <text:p>4.2704593511451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8.89363811092" calcext:value-type="float">
            <text:p>108.893638110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2704448477259" calcext:value-type="float">
            <text:p>4.2704448477259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8.86845285742" calcext:value-type="float">
            <text:p>148.868452857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704426376427" calcext:value-type="float">
            <text:p>4.2704426376427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.51800748533" calcext:value-type="float">
            <text:p>203.518007485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704423493921" calcext:value-type="float">
            <text:p>4.2704423493921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8.22939364104" calcext:value-type="float">
            <text:p>278.2293936410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704423172984" calcext:value-type="float">
            <text:p>4.2704423172984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0.36730234517" calcext:value-type="float">
            <text:p>380.3673023451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70442314256" calcext:value-type="float">
            <text:p>4.270442314256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8145305701438" calcext:value-type="float">
            <text:p>2.8145305701438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68.52915552352" calcext:value-type="float">
            <text:p>468.5291555235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8923956090437" calcext:value-type="float">
            <text:p>1.8923956090437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2.15301841458" calcext:value-type="float">
            <text:p>422.153018414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3421345147095" calcext:value-type="float">
            <text:p>1.3421345147095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0.36730234517" calcext:value-type="float">
            <text:p>380.3673023451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.0166812806135" calcext:value-type="float">
            <text:p>1.016681280613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2.71763645488" calcext:value-type="float">
            <text:p>342.7176364548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8224574419171" calcext:value-type="float">
            <text:p>0.822457441917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8.79462459851" calcext:value-type="float">
            <text:p>308.7946245985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0603524055259" calcext:value-type="float">
            <text:p>0.70603524055259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8.22939364104" calcext:value-type="float">
            <text:p>278.2293936410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63707410594444" calcext:value-type="float">
            <text:p>0.63707410594444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0.68958239318" calcext:value-type="float">
            <text:p>250.689582393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59760324906016" calcext:value-type="float">
            <text:p>0.59760324906016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5.87572757158" calcext:value-type="float">
            <text:p>225.875727571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57630877232852" calcext:value-type="float">
            <text:p>0.57630877232852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.51800748533" calcext:value-type="float">
            <text:p>203.518007485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56573839704286" calcext:value-type="float">
            <text:p>0.56573839704286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3.37330804025" calcext:value-type="float">
            <text:p>183.373308040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61010351358" calcext:value-type="float">
            <text:p>0.5610103513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5.22257915703" calcext:value-type="float">
            <text:p>165.2225791570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55913521985618" calcext:value-type="float">
            <text:p>0.55913521985618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8.86845285742" calcext:value-type="float">
            <text:p>148.8684528574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55848328508574" calcext:value-type="float">
            <text:p>0.55848328508574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4.13309711804" calcext:value-type="float">
            <text:p>134.1330971180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55828609499071" calcext:value-type="float">
            <text:p>0.55828609499071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0.85628215475" calcext:value-type="float">
            <text:p>120.8562821547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55823447849218" calcext:value-type="float">
            <text:p>0.55823447849218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8.89363811092" calcext:value-type="float">
            <text:p>108.893638110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55822283263462" calcext:value-type="float">
            <text:p>0.55822283263462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.115085203829" calcext:value-type="float">
            <text:p>98.11508520382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582205755817" calcext:value-type="float">
            <text:p>0.5582205755817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.403419258977" calcext:value-type="float">
            <text:p>88.40341925897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5822020102339" calcext:value-type="float">
            <text:p>0.55822020102339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653037251538" calcext:value-type="float">
            <text:p>79.65303725153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5822014796141" calcext:value-type="float">
            <text:p>0.55822014796141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1.76878899682" calcext:value-type="float">
            <text:p>71.768788996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55822014156327" calcext:value-type="float">
            <text:p>0.55822014156327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.664942503126" calcext:value-type="float">
            <text:p>64.66494250312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5822014090851" calcext:value-type="float">
            <text:p>0.55822014090851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8.264251736474" calcext:value-type="float">
            <text:p>58.26425173647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582201408518" calcext:value-type="float">
            <text:p>0.558220140851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.497116660192" calcext:value-type="float">
            <text:p>52.49711666019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5822014084765" calcext:value-type="float">
            <text:p>0.55822014084765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7.300826415807" calcext:value-type="float">
            <text:p>47.3008264158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582201408474" calcext:value-type="float">
            <text:p>0.5582201408474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2.618877415697" calcext:value-type="float">
            <text:p>42.61887741569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.400358932571" calcext:value-type="float">
            <text:p>38.40035893257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.599399504764" calcext:value-type="float">
            <text:p>34.5993995047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1.174668137669" calcext:value-type="float">
            <text:p>31.17466813766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8.088924877439" calcext:value-type="float">
            <text:p>28.08892487743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.30861586998" calcext:value-type="float">
            <text:p>25.3086158699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2.803508501983" calcext:value-type="float">
            <text:p>22.80350850198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.546362656553" calcext:value-type="float">
            <text:p>20.54636265655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8.512634508759" calcext:value-type="float">
            <text:p>18.51263450875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6.680209640201" calcext:value-type="float">
            <text:p>16.68020964020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029162570535" calcext:value-type="float">
            <text:p>15.02916257053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.541540091151" calcext:value-type="float">
            <text:p>13.54154009115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20116604499" calcext:value-type="float">
            <text:p>12.2011660449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993465429734" calcext:value-type="float">
            <text:p>10.99346542973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.9053059116732" calcext:value-type="float">
            <text:p>9.905305911673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.9248550269199" calcext:value-type="float">
            <text:p>8.924855026919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.0414515171781" calcext:value-type="float">
            <text:p>8.041451517178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245489401013" calcext:value-type="float">
            <text:p>7.24548940101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5283135200216" calcext:value-type="float">
            <text:p>6.528313520021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8821254240933" calcext:value-type="float">
            <text:p>5.88212542409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2998985723727" calcext:value-type="float">
            <text:p>5.299898572372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.7753019278348" calcext:value-type="float">
            <text:p>4.775301927834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.3026311146505" calcext:value-type="float">
            <text:p>4.3026311146505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8767463897623" calcext:value-type="float">
            <text:p>3.876746389762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4930167541812" calcext:value-type="float">
            <text:p>3.493016754181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.1472695962808" calcext:value-type="float">
            <text:p>3.14726959628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8357453195197" calcext:value-type="float">
            <text:p>2.835745319519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5550564612199" calcext:value-type="float">
            <text:p>2.555056461219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.3021508578659" calcext:value-type="float">
            <text:p>2.302150857865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0742784563917" calcext:value-type="float">
            <text:p>2.074278456391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.868961410565" calcext:value-type="float">
            <text:p>1.86896141056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.683967137304" calcext:value-type="float">
            <text:p>1.683967137304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5172840399431" calcext:value-type="float">
            <text:p>1.517284039943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.3670996344689" calcext:value-type="float">
            <text:p>1.3670996344689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2317808408735" calcext:value-type="float">
            <text:p>1.231780840873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1098562253164" calcext:value-type="float">
            <text:p>1.109856225316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55822014084738" calcext:value-type="float">
            <text:p>0.55822014084738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shapes>
          <draw:frame draw:z-index="0" draw:style-name="gr2" draw:text-style-name="P2" svg:width="159.99mm" svg:height="89.99mm" svg:x="211.08mm" svg:y="29.13mm">
            <draw:object draw:notify-on-update-of-ranges="Sheet3.A1:Sheet3.A51 Sheet3.B1:Sheet3.B5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59.99mm" svg:height="89.99mm" svg:x="113.89mm" svg:y="217.75mm">
            <draw:object draw:notify-on-update-of-ranges="Sheet3.D10:Sheet3.D80 Sheet3.E10:Sheet3.E8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4" table:default-cell-style-name="ce2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f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1245136330768" calcext:value-type="float">
            <text:p>0.712451363307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3.635171016562" calcext:value-type="float">
            <text:p>73.63517101656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9889072975" calcext:value-type="float">
            <text:p>0.97398890729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.142151245642" calcext:value-type="float">
            <text:p>19.14215124564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315355443514" calcext:value-type="float">
            <text:p>1.33153554435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.7878633581535" calcext:value-type="float">
            <text:p>9.7878633581535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203356261358" calcext:value-type="float">
            <text:p>1.820335626135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.6914249265813" calcext:value-type="float">
            <text:p>6.6914249265813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885714082317" calcext:value-type="float">
            <text:p>2.48857140823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.3771669191519" calcext:value-type="float">
            <text:p>5.37716691915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0211237389" calcext:value-type="float">
            <text:p>3.4021123738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.7646532737687" calcext:value-type="float">
            <text:p>4.7646532737687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510079060225" calcext:value-type="float">
            <text:p>4.65100790602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.4773804948929" calcext:value-type="float">
            <text:p>4.4773804948929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358363189378" calcext:value-type="float">
            <text:p>6.3583631893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.3494101378521" calcext:value-type="float">
            <text:p>4.3494101378521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924730414446" calcext:value-type="float">
            <text:p>8.692473041444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2973506270707" calcext:value-type="float">
            <text:p>4.2973506270707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883409316739" calcext:value-type="float">
            <text:p>11.88340931673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.2784890681602" calcext:value-type="float">
            <text:p>4.2784890681602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245696161216" calcext:value-type="float">
            <text:p>16.2456961612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2724864265331" calcext:value-type="float">
            <text:p>4.272486426533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20930679892" calcext:value-type="float">
            <text:p>22.209306798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.2708119619854" calcext:value-type="float">
            <text:p>4.2708119619854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.362034516573" calcext:value-type="float">
            <text:p>30.3620345165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.2703890062255" calcext:value-type="float">
            <text:p>4.270389006225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507409279519" calcext:value-type="float">
            <text:p>41.50740927951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2702701522216" calcext:value-type="float">
            <text:p>4.2702701522216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6.743859265419" calcext:value-type="float">
            <text:p>56.7438592654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.2702048246233" calcext:value-type="float">
            <text:p>4.2702048246233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.572902316196" calcext:value-type="float">
            <text:p>77.57290231619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.270133135061" calcext:value-type="float">
            <text:p>4.270133135061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6.0469980606" calcext:value-type="float">
            <text:p>106.046998060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.2700378653599" calcext:value-type="float">
            <text:p>4.2700378653599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.97157137786" calcext:value-type="float">
            <text:p>144.9715713778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.269907991332" calcext:value-type="float">
            <text:p>4.269907991332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8.18100248409" calcext:value-type="float">
            <text:p>198.181002484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.2697304946412" calcext:value-type="float">
            <text:p>4.269730494641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0.91556687206" calcext:value-type="float">
            <text:p>270.9155668720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.2694878673226" calcext:value-type="float">
            <text:p>4.2694878673226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0.33606657502" calcext:value-type="float">
            <text:p>370.336066575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.2691562172106" calcext:value-type="float">
            <text:p>4.2691562172106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6.22610705775" calcext:value-type="float">
            <text:p>506.2261070577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.2687029026171" calcext:value-type="float">
            <text:p>4.268702902617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91.94979917356" calcext:value-type="float">
            <text:p>691.949799173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.268083332921" calcext:value-type="float">
            <text:p>4.26808333292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5.75659046867" calcext:value-type="float">
            <text:p>945.756590468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.2672366108984" calcext:value-type="float">
            <text:p>4.267236610898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92.5568110255" calcext:value-type="float">
            <text:p>1292.55681102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.2660796007271" calcext:value-type="float">
            <text:p>4.2660796007271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766.3335656041" calcext:value-type="float">
            <text:p>1766.333565604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.2644988652326" calcext:value-type="float">
            <text:p>4.2644988652326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413.4112301417" calcext:value-type="float">
            <text:p>2413.411230141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.2623397305838" calcext:value-type="float">
            <text:p>4.2623397305838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296.8702005174" calcext:value-type="float">
            <text:p>3296.870200517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.25939149904" calcext:value-type="float">
            <text:p>4.25939149904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502.482637609" calcext:value-type="float">
            <text:p>4502.48263760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.2553675349788" calcext:value-type="float">
            <text:p>4.2553675349788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46.6423369723" calcext:value-type="float">
            <text:p>6146.64233697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56110784408358" calcext:value-type="float">
            <text:p>0.56110784408358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07.3104385342" calcext:value-type="float">
            <text:p>1107.31043853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8954333669194" calcext:value-type="float">
            <text:p>0.38954333669194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7.37814692665" calcext:value-type="float">
            <text:p>997.378146926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0340790689505" calcext:value-type="float">
            <text:p>0.30340790689505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8.35982640601" calcext:value-type="float">
            <text:p>898.3598264060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26371730794685" calcext:value-type="float">
            <text:p>0.26371730794685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09.17194224286" calcext:value-type="float">
            <text:p>809.1719422428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5307493797172" calcext:value-type="float">
            <text:p>0.25307493797172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28.83853340354" calcext:value-type="float">
            <text:p>728.8385334035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26465540305744" calcext:value-type="float">
            <text:p>0.26465540305744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56.48053255147" calcext:value-type="float">
            <text:p>656.480532551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29610310742309" calcext:value-type="float">
            <text:p>0.29610310742309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91.30614634746" calcext:value-type="float">
            <text:p>591.3061463474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34518171239353" calcext:value-type="float">
            <text:p>0.34518171239353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2.60219079465" calcext:value-type="float">
            <text:p>532.6021907946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40542800146075" calcext:value-type="float">
            <text:p>0.40542800146075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9.72628681851" calcext:value-type="float">
            <text:p>479.7262868185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6450616782025" calcext:value-type="float">
            <text:p>0.46450616782025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32.099830681" calcext:value-type="float">
            <text:p>432.0998306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0983516669015" calcext:value-type="float">
            <text:p>0.50983516669015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89.20166230482" calcext:value-type="float">
            <text:p>389.201662304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53695268399198" calcext:value-type="float">
            <text:p>0.53695268399198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0.56236221904" calcext:value-type="float">
            <text:p>350.562362219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4986640757146" calcext:value-type="float">
            <text:p>0.54986640757146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5.75911471551" calcext:value-type="float">
            <text:p>315.7591147155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5490603611581" calcext:value-type="float">
            <text:p>0.55490603611581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4.41108100167" calcext:value-type="float">
            <text:p>284.411081001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55655433590294" calcext:value-type="float">
            <text:p>0.55655433590294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56.17523171542" calcext:value-type="float">
            <text:p>256.175231715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55701160621107" calcext:value-type="float">
            <text:p>0.55701160621107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0.74259319559" calcext:value-type="float">
            <text:p>230.7425931955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55711969739797" calcext:value-type="float">
            <text:p>0.55711969739797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7.83486642852" calcext:value-type="float">
            <text:p>207.8348664285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55714150459144" calcext:value-type="float">
            <text:p>0.55714150459144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87.20138167062" calcext:value-type="float">
            <text:p>187.2013816706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5571452828682" calcext:value-type="float">
            <text:p>0.557145282868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8.61635541965" calcext:value-type="float">
            <text:p>168.6163554196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55714587199823" calcext:value-type="float">
            <text:p>0.55714587199823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1.87641971671" calcext:value-type="float">
            <text:p>151.87641971671</text:p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shapes>
          <draw:frame draw:z-index="0" draw:style-name="gr2" draw:text-style-name="P2" svg:width="159.99mm" svg:height="89.99mm" svg:x="68.74mm" svg:y="1mm">
            <draw:object draw:notify-on-update-of-ranges="Sheet4.A7:Sheet4.A81 Sheet4.B1:Sheet4.B1 Sheet4.B7:Sheet4.B81 Sheet4.A7:Sheet4.A81 Sheet4.C1:Sheet4.C1 Sheet4.C7:Sheet4.C8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2" draw:text-style-name="P2" svg:width="159.99mm" svg:height="89.99mm" svg:x="131.88mm" svg:y="83.72mm">
            <draw:object draw:notify-on-update-of-ranges="Sheet4.A7:Sheet4.A81 Sheet4.B1:Sheet4.B1 Sheet4.B7:Sheet4.B81 Sheet4.A7:Sheet4.A81 Sheet4.C1:Sheet4.C1 Sheet4.C7:Sheet4.C8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24" table:default-cell-style-name="ce5"/>
        <table:table-row table:style-name="ro1">
          <table:table-cell/>
          <table:table-cell office:value-type="string" calcext:value-type="string">
            <text:p>65%削減</text:p>
          </table:table-cell>
          <table:table-cell office:value-type="string" calcext:value-type="string">
            <text:p>80%削減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f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7.72500094217" calcext:value-type="float">
            <text:p>107.72500094217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8.283931870948" calcext:value-type="float">
            <text:p>18.283931870948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.7023393937794" calcext:value-type="float">
            <text:p>9.7023393937794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.4466951897797" calcext:value-type="float">
            <text:p>6.4466951897797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4.7580343570525" calcext:value-type="float">
            <text:p>4.7580343570525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4.3757373283517" calcext:value-type="float">
            <text:p>4.3757373283517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.9507173593817" calcext:value-type="float">
            <text:p>3.9507173593817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4.1570973328388" calcext:value-type="float">
            <text:p>4.1570973328388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4.0252541829428" calcext:value-type="float">
            <text:p>4.0252541829428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4.0403889940324" calcext:value-type="float">
            <text:p>4.0403889940324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4.170836592486" calcext:value-type="float">
            <text:p>4.170836592486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4.2448045904616" calcext:value-type="float">
            <text:p>4.2448045904616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4.1933357942451" calcext:value-type="float">
            <text:p>4.1933357942451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4.2281001609233" calcext:value-type="float">
            <text:p>4.2281001609233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4.2513118831496" calcext:value-type="float">
            <text:p>4.2513118831496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4.2398623082698" calcext:value-type="float">
            <text:p>4.2398623082698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4.2586721322071" calcext:value-type="float">
            <text:p>4.2586721322071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4.2496540423896" calcext:value-type="float">
            <text:p>4.2496540423896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4.259525390728" calcext:value-type="float">
            <text:p>4.259525390728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037924571022" calcext:value-type="float">
            <text:p>3.037924571022</text:p>
          </table:table-cell>
          <table:table-cell office:value-type="float" office:value="2.8036196746519" calcext:value-type="float">
            <text:p>2.8036196746519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.2012582580931" calcext:value-type="float">
            <text:p>2.2012582580931</text:p>
          </table:table-cell>
          <table:table-cell office:value-type="float" office:value="1.8886167742983" calcext:value-type="float">
            <text:p>1.8886167742983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6722033222727" calcext:value-type="float">
            <text:p>1.6722033222727</text:p>
          </table:table-cell>
          <table:table-cell office:value-type="float" office:value="1.3402360931615" calcext:value-type="float">
            <text:p>1.3402360931615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3393925830198" calcext:value-type="float">
            <text:p>1.3393925830198</text:p>
          </table:table-cell>
          <table:table-cell office:value-type="float" office:value="1.0153899061825" calcext:value-type="float">
            <text:p>1.0153899061825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4059813967" calcext:value-type="float">
            <text:p>1.14059813967</text:p>
          </table:table-cell>
          <table:table-cell office:value-type="float" office:value="0.82221732764359" calcext:value-type="float">
            <text:p>0.82221732764359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172861247092" calcext:value-type="float">
            <text:p>1.0172861247092</text:p>
          </table:table-cell>
          <table:table-cell office:value-type="float" office:value="0.7082962958613" calcext:value-type="float">
            <text:p>0.7082962958613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4399695840075" calcext:value-type="float">
            <text:p>0.94399695840075</text:p>
          </table:table-cell>
          <table:table-cell office:value-type="float" office:value="0.63744458804924" calcext:value-type="float">
            <text:p>0.63744458804924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0485603254189" calcext:value-type="float">
            <text:p>0.90485603254189</text:p>
          </table:table-cell>
          <table:table-cell office:value-type="float" office:value="0.59938690375445" calcext:value-type="float">
            <text:p>0.59938690375445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8444529030567" calcext:value-type="float">
            <text:p>0.88444529030567</text:p>
          </table:table-cell>
          <table:table-cell office:value-type="float" office:value="0.57650546083155" calcext:value-type="float">
            <text:p>0.57650546083155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7440063650793" calcext:value-type="float">
            <text:p>0.87440063650793</text:p>
          </table:table-cell>
          <table:table-cell office:value-type="float" office:value="0.56553937436671" calcext:value-type="float">
            <text:p>0.56553937436671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87236969393722" calcext:value-type="float">
            <text:p>0.87236969393722</text:p>
          </table:table-cell>
          <table:table-cell office:value-type="float" office:value="0.56275656577222" calcext:value-type="float">
            <text:p>0.56275656577222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6927716620576" calcext:value-type="float">
            <text:p>0.86927716620576</text:p>
          </table:table-cell>
          <table:table-cell office:value-type="float" office:value="0.56161956275418" calcext:value-type="float">
            <text:p>0.56161956275418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6960154445794" calcext:value-type="float">
            <text:p>0.86960154445794</text:p>
          </table:table-cell>
          <table:table-cell office:value-type="float" office:value="0.56074204658009" calcext:value-type="float">
            <text:p>0.56074204658009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86966732490774" calcext:value-type="float">
            <text:p>0.86966732490774</text:p>
          </table:table-cell>
          <table:table-cell office:value-type="float" office:value="0.55970818159679" calcext:value-type="float">
            <text:p>0.55970818159679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86919730514309" calcext:value-type="float">
            <text:p>0.86919730514309</text:p>
          </table:table-cell>
          <table:table-cell office:value-type="float" office:value="0.55875457684079" calcext:value-type="float">
            <text:p>0.55875457684079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86810166230205" calcext:value-type="float">
            <text:p>0.86810166230205</text:p>
          </table:table-cell>
          <table:table-cell office:value-type="float" office:value="0.55853441063727" calcext:value-type="float">
            <text:p>0.55853441063727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86988308253943" calcext:value-type="float">
            <text:p>0.86988308253943</text:p>
          </table:table-cell>
          <table:table-cell office:value-type="float" office:value="0.56016469296715" calcext:value-type="float">
            <text:p>0.56016469296715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6760055519063" calcext:value-type="float">
            <text:p>0.86760055519063</text:p>
          </table:table-cell>
          <table:table-cell office:value-type="float" office:value="0.55553781375213" calcext:value-type="float">
            <text:p>0.55553781375213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6831623254263" calcext:value-type="float">
            <text:p>0.86831623254263</text:p>
          </table:table-cell>
          <table:table-cell office:value-type="float" office:value="0.56416964525448" calcext:value-type="float">
            <text:p>0.56416964525448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6853016606999" calcext:value-type="float">
            <text:p>0.86853016606999</text:p>
          </table:table-cell>
          <table:table-cell office:value-type="float" office:value="0.5565024249492" calcext:value-type="float">
            <text:p>0.556502424949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6818704533337" calcext:value-type="float">
            <text:p>0.86818704533337</text:p>
          </table:table-cell>
          <table:table-cell office:value-type="float" office:value="0.56603329345818" calcext:value-type="float">
            <text:p>0.56603329345818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7123039014513" calcext:value-type="float">
            <text:p>0.87123039014513</text:p>
          </table:table-cell>
          <table:table-cell office:value-type="float" office:value="0.55661565878682" calcext:value-type="float">
            <text:p>0.55661565878682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69682839586" calcext:value-type="float">
            <text:p>0.869682839586</text:p>
          </table:table-cell>
          <table:table-cell office:value-type="float" office:value="0.55401786484105" calcext:value-type="float">
            <text:p>0.55401786484105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7153093989513" calcext:value-type="float">
            <text:p>0.87153093989513</text:p>
          </table:table-cell>
          <table:table-cell office:value-type="float" office:value="0.56183323572804" calcext:value-type="float">
            <text:p>0.56183323572804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684305791752" calcext:value-type="float">
            <text:p>0.8684305791752</text:p>
          </table:table-cell>
          <table:table-cell office:value-type="float" office:value="0.56490983405889" calcext:value-type="float">
            <text:p>0.56490983405889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6891115193257" calcext:value-type="float">
            <text:p>0.86891115193257</text:p>
          </table:table-cell>
          <table:table-cell office:value-type="float" office:value="0.56193723736434" calcext:value-type="float">
            <text:p>0.56193723736434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6886161083137" calcext:value-type="float">
            <text:p>0.86886161083137</text:p>
          </table:table-cell>
          <table:table-cell office:value-type="float" office:value="0.5514098676119" calcext:value-type="float">
            <text:p>0.5514098676119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86830312153472" calcext:value-type="float">
            <text:p>0.86830312153472</text:p>
          </table:table-cell>
          <table:table-cell office:value-type="float" office:value="0.55841526741411" calcext:value-type="float">
            <text:p>0.55841526741411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6722398475727" calcext:value-type="float">
            <text:p>0.86722398475727</text:p>
          </table:table-cell>
          <table:table-cell office:value-type="float" office:value="0.56052614897385" calcext:value-type="float">
            <text:p>0.5605261489738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7051721629198" calcext:value-type="float">
            <text:p>0.87051721629198</text:p>
          </table:table-cell>
          <table:table-cell office:value-type="float" office:value="0.55651882755722" calcext:value-type="float">
            <text:p>0.55651882755722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6838359458566" calcext:value-type="float">
            <text:p>0.86838359458566</text:p>
          </table:table-cell>
          <table:table-cell office:value-type="float" office:value="0.58132035106928" calcext:value-type="float">
            <text:p>0.58132035106928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7065305260698" calcext:value-type="float">
            <text:p>0.87065305260698</text:p>
          </table:table-cell>
          <table:table-cell office:value-type="float" office:value="0.56437478024224" calcext:value-type="float">
            <text:p>0.56437478024224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6704213411775" calcext:value-type="float">
            <text:p>0.86704213411775</text:p>
          </table:table-cell>
          <table:table-cell office:value-type="float" office:value="0.5807771787581" calcext:value-type="float">
            <text:p>0.5807771787581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6802490722847" calcext:value-type="float">
            <text:p>0.86802490722847</text:p>
          </table:table-cell>
          <table:table-cell office:value-type="float" office:value="0.59337176275976" calcext:value-type="float">
            <text:p>0.59337176275976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6850639173934" calcext:value-type="float">
            <text:p>0.86850639173934</text:p>
          </table:table-cell>
          <table:table-cell office:value-type="float" office:value="0.54625403405311" calcext:value-type="float">
            <text:p>0.54625403405311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6847615765428" calcext:value-type="float">
            <text:p>0.86847615765428</text:p>
          </table:table-cell>
          <table:table-cell office:value-type="float" office:value="0.54239807663422" calcext:value-type="float">
            <text:p>0.54239807663422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6788903529086" calcext:value-type="float">
            <text:p>0.86788903529086</text:p>
          </table:table-cell>
          <table:table-cell office:value-type="float" office:value="0.59917810321696" calcext:value-type="float">
            <text:p>0.59917810321696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7275406315299" calcext:value-type="float">
            <text:p>0.87275406315299</text:p>
          </table:table-cell>
          <table:table-cell office:value-type="float" office:value="0.58937212750472" calcext:value-type="float">
            <text:p>0.58937212750472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7098428883144" calcext:value-type="float">
            <text:p>0.87098428883144</text:p>
          </table:table-cell>
          <table:table-cell office:value-type="float" office:value="0.57052268307036" calcext:value-type="float">
            <text:p>0.57052268307036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6830273514617" calcext:value-type="float">
            <text:p>0.86830273514617</text:p>
          </table:table-cell>
          <table:table-cell office:value-type="float" office:value="0.54046737068981" calcext:value-type="float">
            <text:p>0.54046737068981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7129801127399" calcext:value-type="float">
            <text:p>0.87129801127399</text:p>
          </table:table-cell>
          <table:table-cell office:value-type="float" office:value="0.59714266711597" calcext:value-type="float">
            <text:p>0.59714266711597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86710387404661" calcext:value-type="float">
            <text:p>0.86710387404661</text:p>
          </table:table-cell>
          <table:table-cell office:value-type="float" office:value="0.54995945598299" calcext:value-type="float">
            <text:p>0.54995945598299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6902495144152" calcext:value-type="float">
            <text:p>0.86902495144152</text:p>
          </table:table-cell>
          <table:table-cell office:value-type="float" office:value="0.60769817330953" calcext:value-type="float">
            <text:p>0.60769817330953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7060717945997" calcext:value-type="float">
            <text:p>0.87060717945997</text:p>
          </table:table-cell>
          <table:table-cell office:value-type="float" office:value="0.53739660485846" calcext:value-type="float">
            <text:p>0.53739660485846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7175970897455" calcext:value-type="float">
            <text:p>0.87175970897455</text:p>
          </table:table-cell>
          <table:table-cell office:value-type="float" office:value="0.59381490381078" calcext:value-type="float">
            <text:p>0.5938149038107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7232555201356" calcext:value-type="float">
            <text:p>0.87232555201356</text:p>
          </table:table-cell>
          <table:table-cell office:value-type="float" office:value="0.65654302539264" calcext:value-type="float">
            <text:p>0.65654302539264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7216037180919" calcext:value-type="float">
            <text:p>0.87216037180919</text:p>
          </table:table-cell>
          <table:table-cell office:value-type="float" office:value="0.54308751696872" calcext:value-type="float">
            <text:p>0.54308751696872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8711942375074" calcext:value-type="float">
            <text:p>0.8711942375074</text:p>
          </table:table-cell>
          <table:table-cell office:value-type="float" office:value="0.59673966255844" calcext:value-type="float">
            <text:p>0.59673966255844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6945544643058" calcext:value-type="float">
            <text:p>0.86945544643058</text:p>
          </table:table-cell>
          <table:table-cell office:value-type="float" office:value="0.65526018886395" calcext:value-type="float">
            <text:p>0.6552601888639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6705081210821" calcext:value-type="float">
            <text:p>0.86705081210821</text:p>
          </table:table-cell>
          <table:table-cell office:value-type="float" office:value="0.47886755314196" calcext:value-type="float">
            <text:p>0.47886755314196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6412002725411" calcext:value-type="float">
            <text:p>0.86412002725411</text:p>
          </table:table-cell>
          <table:table-cell office:value-type="float" office:value="0.52483514401567" calcext:value-type="float">
            <text:p>0.52483514401567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86948524538705" calcext:value-type="float">
            <text:p>0.86948524538705</text:p>
          </table:table-cell>
          <table:table-cell office:value-type="float" office:value="0.5788740566157" calcext:value-type="float">
            <text:p>0.5788740566157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6593794242143" calcext:value-type="float">
            <text:p>0.86593794242143</text:p>
          </table:table-cell>
          <table:table-cell office:value-type="float" office:value="0.6424723276123" calcext:value-type="float">
            <text:p>0.6424723276123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7087858630919" calcext:value-type="float">
            <text:p>0.87087858630919</text:p>
          </table:table-cell>
          <table:table-cell office:value-type="float" office:value="0.71429782198389" calcext:value-type="float">
            <text:p>0.71429782198389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6604562745759" calcext:value-type="float">
            <text:p>0.86604562745759</text:p>
          </table:table-cell>
          <table:table-cell office:value-type="float" office:value="0.78933621652255" calcext:value-type="float">
            <text:p>0.78933621652255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6984247962864" calcext:value-type="float">
            <text:p>0.86984247962864</text:p>
          </table:table-cell>
          <table:table-cell office:value-type="float" office:value="0.4297358504333" calcext:value-type="float">
            <text:p>0.4297358504333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7312421271709" calcext:value-type="float">
            <text:p>0.87312421271709</text:p>
          </table:table-cell>
          <table:table-cell office:value-type="float" office:value="0.46220671525369" calcext:value-type="float">
            <text:p>0.46220671525369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6558526421851" calcext:value-type="float">
            <text:p>0.86558526421851</text:p>
          </table:table-cell>
          <table:table-cell office:value-type="float" office:value="0.49986982804582" calcext:value-type="float">
            <text:p>0.49986982804582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6734909658031" calcext:value-type="float">
            <text:p>0.86734909658031</text:p>
          </table:table-cell>
          <table:table-cell office:value-type="float" office:value="0.54868114488611" calcext:value-type="float">
            <text:p>0.54868114488611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687128256883" calcext:value-type="float">
            <text:p>0.8687128256883</text:p>
          </table:table-cell>
          <table:table-cell office:value-type="float" office:value="0.61246321781084" calcext:value-type="float">
            <text:p>0.61246321781084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Hiragino Mincho ProN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21:47:11.693453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16:06:35.276713181</meta:creation-date>
    <dc:date>2020-05-25T23:38:52.478173054</dc:date>
    <meta:editing-duration>P1DT5H43M27S</meta:editing-duration>
    <meta:editing-cycles>8</meta:editing-cycles>
    <meta:generator>LibreOffice/6.2.8.2$MacOSX_X86_64 LibreOffice_project/f82ddfca21ebc1e222a662a32b25c0c9d20169ee</meta:generator>
    <meta:document-statistic meta:table-count="4" meta:cell-count="826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1.A1:Sheet1.B15" svg:x="0.32cm" svg:y="0.18cm" svg:width="12.46cm" svg:height="8.64cm">
          <chartooo:coordinate-region svg:x="1.26cm" svg:y="0.379cm" svg:width="11.321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5" chart:class="chart:scatter">
            <chart:domain table:cell-range-address="Sheet1.A1:Sheet1.A15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5</svg:desc>
                </draw:g>
              </table:table-cell>
              <table:table-cell office:value-type="float" office:value="0">
                <text:p>0</text:p>
                <draw:g>
                  <svg:desc>Sheet1.B1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856579">
                <text:p>0.01856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7225408">
                <text:p>0.072254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127564">
                <text:p>0.1275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651393">
                <text:p>0.16513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74422">
                <text:p>0.1744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560704">
                <text:p>0.15607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201774">
                <text:p>0.12017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8017221">
                <text:p>0.080172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4645045">
                <text:p>0.046450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2337892">
                <text:p>0.02337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1021168">
                <text:p>0.01021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3864299">
                <text:p>0.0038642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1264231">
                <text:p>0.0012642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03567299">
                <text:p>0.0003567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A1:Sheet2.B81" svg:x="0.32cm" svg:y="0.18cm" svg:width="12.46cm" svg:height="8.64cm">
          <chartooo:coordinate-region svg:x="1.162cm" svg:y="0.379cm" svg:width="11.42cm" svg:height="7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81" chart:class="chart:scatter">
            <chart:domain table:cell-range-address="Sheet2.A1:Sheet2.A81"/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A1:Sheet2.A81</svg:desc>
                </draw:g>
              </table:table-cell>
              <table:table-cell office:value-type="float" office:value="1">
                <text:p>1</text:p>
                <draw:g>
                  <svg:desc>Sheet2.B1:Sheet2.B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.4930167541811">
                <text:p>3.4930167541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6802096402">
                <text:p>16.68020964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68.52915552352">
                <text:p>468.529155523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22.15301841458">
                <text:p>422.1530184145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80.36730234517">
                <text:p>380.36730234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42.71763645488">
                <text:p>342.717636454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08.79462459851">
                <text:p>308.794624598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78.22939364104">
                <text:p>278.229393641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0.68958239318">
                <text:p>250.68958239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25.87572757158">
                <text:p>225.875727571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03.51800748533">
                <text:p>203.518007485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83.37330804025">
                <text:p>183.37330804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65.22257915703">
                <text:p>165.222579157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8.86845285742">
                <text:p>148.86845285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4.13309711804">
                <text:p>134.133097118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20.85628215475">
                <text:p>120.85628215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08.89363811092">
                <text:p>108.893638110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.115085203829">
                <text:p>98.1150852038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8.403419258977">
                <text:p>88.4034192589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79.653037251538">
                <text:p>79.6530372515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1.76878899682">
                <text:p>71.76878899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4.664942503126">
                <text:p>64.6649425031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8.264251736474">
                <text:p>58.2642517364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.497116660192">
                <text:p>52.497116660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7.300826415807">
                <text:p>47.3008264158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42.618877415697">
                <text:p>42.6188774156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8.400358932571">
                <text:p>38.4003589325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4.599399504764">
                <text:p>34.5993995047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1.174668137669">
                <text:p>31.1746681376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8.088924877439">
                <text:p>28.0889248774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5.30861586998">
                <text:p>25.308615869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2.803508501983">
                <text:p>22.8035085019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0.546362656553">
                <text:p>20.5463626565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512634508759">
                <text:p>18.5126345087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6.680209640201">
                <text:p>16.6802096402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5.029162570535">
                <text:p>15.0291625705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.541540091151">
                <text:p>13.541540091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2.20116604499">
                <text:p>12.201166044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.993465429734">
                <text:p>10.9934654297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9.9053059116732">
                <text:p>9.90530591167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.9248550269199">
                <text:p>8.92485502691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.0414515171781">
                <text:p>8.04145151717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.245489401013">
                <text:p>7.245489401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.5283135200216">
                <text:p>6.52831352002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.8821254240933">
                <text:p>5.88212542409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2998985723727">
                <text:p>5.299898572372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.7753019278348">
                <text:p>4.77530192783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4.3026311146505">
                <text:p>4.30263111465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8767463897623">
                <text:p>3.87674638976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4930167541812">
                <text:p>3.49301675418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1472695962808">
                <text:p>3.1472695962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.8357453195197">
                <text:p>2.8357453195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.5550564612199">
                <text:p>2.55505646121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.3021508578659">
                <text:p>2.30215085786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.0742784563917">
                <text:p>2.07427845639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.868961410565">
                <text:p>1.868961410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.683967137304">
                <text:p>1.683967137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.5172840399431">
                <text:p>1.51728403994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3670996344689">
                <text:p>1.367099634468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.2317808408735">
                <text:p>1.2317808408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.1098562253164">
                <text:p>1.10985622531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4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2.D10:Sheet2.E80" svg:x="0.32cm" svg:y="0.18cm" svg:width="12.46cm" svg:height="8.64cm">
          <chartooo:coordinate-region svg:x="1.063cm" svg:y="0.378cm" svg:width="11.51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2.E10:Sheet2.E80" chart:class="chart:scatter">
            <chart:domain table:cell-range-address="Sheet2.D10:Sheet2.D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2.D10:Sheet2.D80</svg:desc>
                </draw:g>
              </table:table-cell>
              <table:table-cell office:value-type="float" office:value="4.297430278765">
                <text:p>4.297430278765</text:p>
                <draw:g>
                  <svg:desc>Sheet2.E10:Sheet2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.2785794132978">
                <text:p>4.27857941329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.2725913483473">
                <text:p>4.2725913483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.2709367856068">
                <text:p>4.2709367856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2705410271909">
                <text:p>4.27054102719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2704593511451">
                <text:p>4.27045935114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2704448477259">
                <text:p>4.27044484772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2704426376427">
                <text:p>4.2704426376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2704423493921">
                <text:p>4.27044234939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2704423172984">
                <text:p>4.27044231729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70442314256">
                <text:p>4.2704423142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2.8145305701438">
                <text:p>2.8145305701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1.8923956090437">
                <text:p>1.89239560904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3421345147095">
                <text:p>1.3421345147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1.0166812806135">
                <text:p>1.0166812806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0.8224574419171">
                <text:p>0.8224574419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0.70603524055259">
                <text:p>0.706035240552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0.63707410594444">
                <text:p>0.637074105944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0.59760324906016">
                <text:p>0.597603249060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57630877232852">
                <text:p>0.576308772328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0.56573839704286">
                <text:p>0.565738397042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.561010351358">
                <text:p>0.561010351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55913521985618">
                <text:p>0.559135219856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0.55848328508574">
                <text:p>0.5584832850857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55828609499071">
                <text:p>0.558286094990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55823447849218">
                <text:p>0.558234478492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0.55822283263462">
                <text:p>0.55822283263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5582205755817">
                <text:p>0.55822057558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55822020102339">
                <text:p>0.55822020102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.55822014796141">
                <text:p>0.558220147961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55822014156327">
                <text:p>0.55822014156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5822014090851">
                <text:p>0.558220140908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5582201408518">
                <text:p>0.55822014085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55822014084765">
                <text:p>0.558220140847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0.5582201408474">
                <text:p>0.55822014084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">
                <text:p>78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">
                <text:p>79</text:p>
              </table:table-cell>
              <table:table-cell office:value-type="float" office:value="0.55822014084738">
                <text:p>0.558220140847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0.55822014084738">
                <text:p>0.558220140847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3.A1:Sheet3.B51" svg:x="0.32cm" svg:y="0.18cm" svg:width="12.46cm" svg:height="8.64cm">
          <chartooo:coordinate-region svg:x="1.359cm" svg:y="0.378cm" svg:width="11.22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51" chart:class="chart:scatter">
            <chart:domain table:cell-range-address="Sheet3.A1:Sheet3.A51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3.A1:Sheet3.A51</svg:desc>
                </draw:g>
              </table:table-cell>
              <table:table-cell office:value-type="float" office:value="0">
                <text:p>0</text:p>
                <draw:g>
                  <svg:desc>Sheet3.B1:Sheet3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71245136330768">
                <text:p>0.71245136330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739889072975">
                <text:p>0.9739889072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3315355443514">
                <text:p>1.33153554435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8203356261358">
                <text:p>1.8203356261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4885714082317">
                <text:p>2.48857140823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40211237389">
                <text:p>3.402112373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6510079060225">
                <text:p>4.65100790602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.358363189378">
                <text:p>6.358363189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.6924730414446">
                <text:p>8.69247304144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.883409316739">
                <text:p>11.883409316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.245696161216">
                <text:p>16.245696161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2.20930679892">
                <text:p>22.20930679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0.362034516573">
                <text:p>30.362034516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1.507409279519">
                <text:p>41.5074092795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6.743859265419">
                <text:p>56.743859265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77.572902316196">
                <text:p>77.5729023161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6.0469980606">
                <text:p>106.04699806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44.97157137786">
                <text:p>144.97157137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8.18100248409">
                <text:p>198.181002484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70.91556687206">
                <text:p>270.91556687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70.33606657502">
                <text:p>370.336066575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6.22610705775">
                <text:p>506.22610705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691.94979917356">
                <text:p>691.94979917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45.75659046867">
                <text:p>945.75659046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292.5568110255">
                <text:p>1292.5568110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766.3335656041">
                <text:p>1766.33356560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13.4112301417">
                <text:p>2413.41123014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296.8702005174">
                <text:p>3296.8702005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502.482637609">
                <text:p>4502.4826376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146.6423369723">
                <text:p>6146.64233697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107.3104385342">
                <text:p>1107.31043853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7.37814692665">
                <text:p>997.378146926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98.35982640601">
                <text:p>898.359826406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09.17194224286">
                <text:p>809.1719422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28.83853340354">
                <text:p>728.838533403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656.48053255147">
                <text:p>656.480532551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91.30614634746">
                <text:p>591.306146347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32.60219079465">
                <text:p>532.602190794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479.72628681851">
                <text:p>479.726286818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32.099830681">
                <text:p>432.0998306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89.20166230482">
                <text:p>389.201662304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50.56236221904">
                <text:p>350.562362219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15.75911471551">
                <text:p>315.759114715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84.41108100167">
                <text:p>284.411081001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56.17523171542">
                <text:p>256.175231715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30.74259319559">
                <text:p>230.742593195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07.83486642852">
                <text:p>207.83486642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87.20138167062">
                <text:p>187.201381670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68.61635541965">
                <text:p>168.616355419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1.87641971671">
                <text:p>151.876419716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cm" svg:y="4.202cm" style:legend-expansion="high" chart:style-name="ch2"/>
        <chart:plot-area chart:style-name="ch3" table:cell-range-address="Sheet3.D10:Sheet3.E80" svg:x="0.32cm" svg:y="0.18cm" svg:width="12.46cm" svg:height="8.64cm">
          <chartooo:coordinate-region svg:x="1.063cm" svg:y="0.378cm" svg:width="11.518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10:Sheet3.E80" chart:class="chart:scatter">
            <chart:domain table:cell-range-address="Sheet3.D10:Sheet3.D80"/>
            <chart:data-point chart:repeated="7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3.D10:Sheet3.D80</svg:desc>
                </draw:g>
              </table:table-cell>
              <table:table-cell office:value-type="float" office:value="4.2973506270707">
                <text:p>4.2973506270707</text:p>
                <draw:g>
                  <svg:desc>Sheet3.E10:Sheet3.E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4.2784890681602">
                <text:p>4.27848906816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4.2724864265331">
                <text:p>4.2724864265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4.2708119619854">
                <text:p>4.2708119619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4.2703890062255">
                <text:p>4.2703890062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4.2702701522216">
                <text:p>4.27027015222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4.2702048246233">
                <text:p>4.27020482462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4.270133135061">
                <text:p>4.2701331350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4.2700378653599">
                <text:p>4.270037865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4.269907991332">
                <text:p>4.269907991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4.2697304946412">
                <text:p>4.2697304946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4.2694878673226">
                <text:p>4.2694878673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4.2691562172106">
                <text:p>4.2691562172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4.2687029026171">
                <text:p>4.26870290261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.268083332921">
                <text:p>4.2680833329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4.2672366108984">
                <text:p>4.26723661089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4.2660796007271">
                <text:p>4.26607960072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4.2644988652326">
                <text:p>4.2644988652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4.2623397305838">
                <text:p>4.26233973058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.25939149904">
                <text:p>4.259391499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4.2553675349788">
                <text:p>4.25536753497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0.56110784408358">
                <text:p>0.561107844083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38954333669194">
                <text:p>0.389543336691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0.30340790689505">
                <text:p>0.303407906895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26371730794685">
                <text:p>0.263717307946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0.25307493797172">
                <text:p>0.253074937971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0.26465540305744">
                <text:p>0.264655403057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0.29610310742309">
                <text:p>0.29610310742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34518171239353">
                <text:p>0.345181712393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0.40542800146075">
                <text:p>0.405428001460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46450616782025">
                <text:p>0.464506167820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0983516669015">
                <text:p>0.509835166690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53695268399198">
                <text:p>0.53695268399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54986640757146">
                <text:p>0.549866407571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0.55490603611581">
                <text:p>0.554906036115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55655433590294">
                <text:p>0.556554335902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0.55701160621107">
                <text:p>0.557011606211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55711969739797">
                <text:p>0.557119697397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0.55714150459144">
                <text:p>0.557141504591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5571452828682">
                <text:p>0.5571452828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55714587199823">
                <text:p>0.557145871998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4" style:family="chart" style:data-style-name="N10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E2:Sheet1.E15" svg:x="0.32cm" svg:y="0.18cm" svg:width="15.36cm" svg:height="8.64cm">
          <chartooo:coordinate-region svg:x="1.359cm" svg:y="0.359cm" svg:width="14.321cm" svg:height="7.8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5" chart:class="chart:bar"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8565792364891">
                <text:p>0.018565792364891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254077726">
                <text:p>0.072254077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756403823102">
                <text:p>0.12756403823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513934375961">
                <text:p>0.16513934375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7442195186579">
                <text:p>0.174421951865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607041525348">
                <text:p>0.15607041525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017743929966">
                <text:p>0.120177439299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017220540318">
                <text:p>0.08017220540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6450447096274">
                <text:p>0.0464504470962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3378924539486">
                <text:p>0.0233789245394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0211684476818">
                <text:p>0.0102116844768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8642992095">
                <text:p>0.00386429920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12642305777757">
                <text:p>0.00126423057777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5672993442126">
                <text:p>0.0003567299344212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0" chart:maximum="7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4.A7:Sheet4.C81 Sheet4.B1:Sheet4.C1" chart:data-source-has-labels="row" svg:x="1.276cm" svg:y="0.18cm" svg:width="11.493cm" svg:height="7.714cm">
          <chartooo:coordinate-region svg:x="2.078cm" svg:y="0.358cm" svg:width="10.453cm" svg:height="6.932cm"/>
          <chart:axis chart:dimension="x" chart:name="primary-x" chart:style-name="ch4">
            <chart:title svg:x="6.65cm" svg:y="8.075cm" chart:style-name="ch5">
              <text:p>日数</text:p>
            </chart:title>
          </chart:axis>
          <chart:axis chart:dimension="y" chart:name="primary-y" chart:style-name="ch6">
            <chart:title svg:x="0.451cm" svg:y="5.039cm" chart:style-name="ch7">
              <text:p>実効再生産数</text:p>
            </chart:title>
            <chart:grid chart:style-name="ch8" chart:class="major"/>
          </chart:axis>
          <chart:series chart:style-name="ch9" chart:values-cell-range-address="Sheet4.B7:Sheet4.B81" chart:label-cell-address="Sheet4.B1:Sheet4.B1" chart:class="chart:scatter">
            <chart:domain table:cell-range-address="Sheet4.A7:Sheet4.A81"/>
            <chart:data-point chart:repeated="75"/>
          </chart:series>
          <chart:series chart:style-name="ch10" chart:values-cell-range-address="Sheet4.C7:Sheet4.C81" chart:label-cell-address="Sheet4.C1:Sheet4.C1" chart:class="chart:scatter"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4.B1:Sheet4.B1</svg:desc>
                </draw:g>
              </table:table-cell>
              <table:table-cell office:value-type="string">
                <text:p>80%削減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4.A7:Sheet4.A81</svg:desc>
                </draw:g>
              </table:table-cell>
              <table:table-cell office:value-type="float" office:value="4.7580343570525">
                <text:p>4.7580343570525</text:p>
                <draw:g>
                  <svg:desc>Sheet4.B7:Sheet4.B81</svg:desc>
                </draw:g>
              </table:table-cell>
              <table:table-cell office:value-type="float" office:value="4.7580343570525">
                <text:p>4.7580343570525</text:p>
                <draw:g>
                  <svg:desc>Sheet4.C7:Sheet4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.3757373283517">
                <text:p>4.3757373283517</text:p>
              </table:table-cell>
              <table:table-cell office:value-type="float" office:value="4.3757373283517">
                <text:p>4.3757373283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9507173593817">
                <text:p>3.9507173593817</text:p>
              </table:table-cell>
              <table:table-cell office:value-type="float" office:value="3.9507173593817">
                <text:p>3.9507173593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1570973328388">
                <text:p>4.1570973328388</text:p>
              </table:table-cell>
              <table:table-cell office:value-type="float" office:value="4.1570973328388">
                <text:p>4.1570973328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0252541829428">
                <text:p>4.0252541829428</text:p>
              </table:table-cell>
              <table:table-cell office:value-type="float" office:value="4.0252541829428">
                <text:p>4.0252541829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.0403889940324">
                <text:p>4.0403889940324</text:p>
              </table:table-cell>
              <table:table-cell office:value-type="float" office:value="4.0403889940324">
                <text:p>4.0403889940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170836592486">
                <text:p>4.170836592486</text:p>
              </table:table-cell>
              <table:table-cell office:value-type="float" office:value="4.170836592486">
                <text:p>4.170836592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.2448045904616">
                <text:p>4.2448045904616</text:p>
              </table:table-cell>
              <table:table-cell office:value-type="float" office:value="4.2448045904616">
                <text:p>4.2448045904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4.1933357942451">
                <text:p>4.1933357942451</text:p>
              </table:table-cell>
              <table:table-cell office:value-type="float" office:value="4.1933357942451">
                <text:p>4.1933357942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.2281001609233">
                <text:p>4.2281001609233</text:p>
              </table:table-cell>
              <table:table-cell office:value-type="float" office:value="4.2281001609233">
                <text:p>4.2281001609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.2513118831496">
                <text:p>4.2513118831496</text:p>
              </table:table-cell>
              <table:table-cell office:value-type="float" office:value="4.2513118831496">
                <text:p>4.2513118831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.2398623082698">
                <text:p>4.2398623082698</text:p>
              </table:table-cell>
              <table:table-cell office:value-type="float" office:value="4.2398623082698">
                <text:p>4.2398623082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4.2586721322071">
                <text:p>4.2586721322071</text:p>
              </table:table-cell>
              <table:table-cell office:value-type="float" office:value="4.2586721322071">
                <text:p>4.2586721322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.2496540423896">
                <text:p>4.2496540423896</text:p>
              </table:table-cell>
              <table:table-cell office:value-type="float" office:value="4.2496540423896">
                <text:p>4.2496540423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.259525390728">
                <text:p>4.259525390728</text:p>
              </table:table-cell>
              <table:table-cell office:value-type="float" office:value="4.259525390728">
                <text:p>4.259525390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3.037924571022">
                <text:p>3.037924571022</text:p>
              </table:table-cell>
              <table:table-cell office:value-type="float" office:value="2.8036196746519">
                <text:p>2.8036196746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.2012582580931">
                <text:p>2.2012582580931</text:p>
              </table:table-cell>
              <table:table-cell office:value-type="float" office:value="1.8886167742983">
                <text:p>1.8886167742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.6722033222727">
                <text:p>1.6722033222727</text:p>
              </table:table-cell>
              <table:table-cell office:value-type="float" office:value="1.3402360931615">
                <text:p>1.3402360931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.3393925830198">
                <text:p>1.3393925830198</text:p>
              </table:table-cell>
              <table:table-cell office:value-type="float" office:value="1.0153899061825">
                <text:p>1.0153899061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.14059813967">
                <text:p>1.14059813967</text:p>
              </table:table-cell>
              <table:table-cell office:value-type="float" office:value="0.82221732764359">
                <text:p>0.82221732764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.0172861247092">
                <text:p>1.0172861247092</text:p>
              </table:table-cell>
              <table:table-cell office:value-type="float" office:value="0.7082962958613">
                <text:p>0.7082962958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94399695840075">
                <text:p>0.94399695840075</text:p>
              </table:table-cell>
              <table:table-cell office:value-type="float" office:value="0.63744458804924">
                <text:p>0.63744458804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90485603254189">
                <text:p>0.90485603254189</text:p>
              </table:table-cell>
              <table:table-cell office:value-type="float" office:value="0.59938690375445">
                <text:p>0.59938690375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88444529030567">
                <text:p>0.88444529030567</text:p>
              </table:table-cell>
              <table:table-cell office:value-type="float" office:value="0.57650546083155">
                <text:p>0.57650546083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87440063650793">
                <text:p>0.87440063650793</text:p>
              </table:table-cell>
              <table:table-cell office:value-type="float" office:value="0.56553937436671">
                <text:p>0.56553937436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87236969393722">
                <text:p>0.87236969393722</text:p>
              </table:table-cell>
              <table:table-cell office:value-type="float" office:value="0.56275656577222">
                <text:p>0.56275656577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86927716620576">
                <text:p>0.86927716620576</text:p>
              </table:table-cell>
              <table:table-cell office:value-type="float" office:value="0.56161956275418">
                <text:p>0.56161956275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86960154445794">
                <text:p>0.86960154445794</text:p>
              </table:table-cell>
              <table:table-cell office:value-type="float" office:value="0.56074204658009">
                <text:p>0.56074204658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86966732490774">
                <text:p>0.86966732490774</text:p>
              </table:table-cell>
              <table:table-cell office:value-type="float" office:value="0.55970818159679">
                <text:p>0.55970818159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86919730514309">
                <text:p>0.86919730514309</text:p>
              </table:table-cell>
              <table:table-cell office:value-type="float" office:value="0.55875457684079">
                <text:p>0.55875457684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86810166230205">
                <text:p>0.86810166230205</text:p>
              </table:table-cell>
              <table:table-cell office:value-type="float" office:value="0.55853441063727">
                <text:p>0.55853441063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86988308253943">
                <text:p>0.86988308253943</text:p>
              </table:table-cell>
              <table:table-cell office:value-type="float" office:value="0.56016469296715">
                <text:p>0.56016469296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86760055519063">
                <text:p>0.86760055519063</text:p>
              </table:table-cell>
              <table:table-cell office:value-type="float" office:value="0.55553781375213">
                <text:p>0.55553781375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86831623254263">
                <text:p>0.86831623254263</text:p>
              </table:table-cell>
              <table:table-cell office:value-type="float" office:value="0.56416964525448">
                <text:p>0.56416964525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86853016606999">
                <text:p>0.86853016606999</text:p>
              </table:table-cell>
              <table:table-cell office:value-type="float" office:value="0.5565024249492">
                <text:p>0.5565024249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86818704533337">
                <text:p>0.86818704533337</text:p>
              </table:table-cell>
              <table:table-cell office:value-type="float" office:value="0.56603329345818">
                <text:p>0.56603329345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87123039014513">
                <text:p>0.87123039014513</text:p>
              </table:table-cell>
              <table:table-cell office:value-type="float" office:value="0.55661565878682">
                <text:p>0.55661565878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869682839586">
                <text:p>0.869682839586</text:p>
              </table:table-cell>
              <table:table-cell office:value-type="float" office:value="0.55401786484105">
                <text:p>0.55401786484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87153093989513">
                <text:p>0.87153093989513</text:p>
              </table:table-cell>
              <table:table-cell office:value-type="float" office:value="0.56183323572804">
                <text:p>0.56183323572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8684305791752">
                <text:p>0.8684305791752</text:p>
              </table:table-cell>
              <table:table-cell office:value-type="float" office:value="0.56490983405889">
                <text:p>0.56490983405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86891115193257">
                <text:p>0.86891115193257</text:p>
              </table:table-cell>
              <table:table-cell office:value-type="float" office:value="0.56193723736434">
                <text:p>0.56193723736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86886161083137">
                <text:p>0.86886161083137</text:p>
              </table:table-cell>
              <table:table-cell office:value-type="float" office:value="0.5514098676119">
                <text:p>0.5514098676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86830312153472">
                <text:p>0.86830312153472</text:p>
              </table:table-cell>
              <table:table-cell office:value-type="float" office:value="0.55841526741411">
                <text:p>0.558415267414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86722398475727">
                <text:p>0.86722398475727</text:p>
              </table:table-cell>
              <table:table-cell office:value-type="float" office:value="0.56052614897385">
                <text:p>0.56052614897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87051721629198">
                <text:p>0.87051721629198</text:p>
              </table:table-cell>
              <table:table-cell office:value-type="float" office:value="0.55651882755722">
                <text:p>0.55651882755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86838359458566">
                <text:p>0.86838359458566</text:p>
              </table:table-cell>
              <table:table-cell office:value-type="float" office:value="0.58132035106928">
                <text:p>0.58132035106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87065305260698">
                <text:p>0.87065305260698</text:p>
              </table:table-cell>
              <table:table-cell office:value-type="float" office:value="0.56437478024224">
                <text:p>0.56437478024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86704213411775">
                <text:p>0.86704213411775</text:p>
              </table:table-cell>
              <table:table-cell office:value-type="float" office:value="0.5807771787581">
                <text:p>0.5807771787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86802490722847">
                <text:p>0.86802490722847</text:p>
              </table:table-cell>
              <table:table-cell office:value-type="float" office:value="0.59337176275976">
                <text:p>0.59337176275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86850639173934">
                <text:p>0.86850639173934</text:p>
              </table:table-cell>
              <table:table-cell office:value-type="float" office:value="0.54625403405311">
                <text:p>0.54625403405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86847615765428">
                <text:p>0.86847615765428</text:p>
              </table:table-cell>
              <table:table-cell office:value-type="float" office:value="0.54239807663422">
                <text:p>0.54239807663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86788903529086">
                <text:p>0.86788903529086</text:p>
              </table:table-cell>
              <table:table-cell office:value-type="float" office:value="0.59917810321696">
                <text:p>0.59917810321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87275406315299">
                <text:p>0.87275406315299</text:p>
              </table:table-cell>
              <table:table-cell office:value-type="float" office:value="0.58937212750472">
                <text:p>0.58937212750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87098428883144">
                <text:p>0.87098428883144</text:p>
              </table:table-cell>
              <table:table-cell office:value-type="float" office:value="0.57052268307036">
                <text:p>0.57052268307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86830273514617">
                <text:p>0.86830273514617</text:p>
              </table:table-cell>
              <table:table-cell office:value-type="float" office:value="0.54046737068981">
                <text:p>0.54046737068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87129801127399">
                <text:p>0.87129801127399</text:p>
              </table:table-cell>
              <table:table-cell office:value-type="float" office:value="0.59714266711597">
                <text:p>0.597142667115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86710387404661">
                <text:p>0.86710387404661</text:p>
              </table:table-cell>
              <table:table-cell office:value-type="float" office:value="0.54995945598299">
                <text:p>0.54995945598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86902495144152">
                <text:p>0.86902495144152</text:p>
              </table:table-cell>
              <table:table-cell office:value-type="float" office:value="0.60769817330953">
                <text:p>0.60769817330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87060717945997">
                <text:p>0.87060717945997</text:p>
              </table:table-cell>
              <table:table-cell office:value-type="float" office:value="0.53739660485846">
                <text:p>0.53739660485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87175970897455">
                <text:p>0.87175970897455</text:p>
              </table:table-cell>
              <table:table-cell office:value-type="float" office:value="0.59381490381078">
                <text:p>0.59381490381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87232555201356">
                <text:p>0.87232555201356</text:p>
              </table:table-cell>
              <table:table-cell office:value-type="float" office:value="0.65654302539264">
                <text:p>0.65654302539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87216037180919">
                <text:p>0.87216037180919</text:p>
              </table:table-cell>
              <table:table-cell office:value-type="float" office:value="0.54308751696872">
                <text:p>0.54308751696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8711942375074">
                <text:p>0.8711942375074</text:p>
              </table:table-cell>
              <table:table-cell office:value-type="float" office:value="0.59673966255844">
                <text:p>0.59673966255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86945544643058">
                <text:p>0.86945544643058</text:p>
              </table:table-cell>
              <table:table-cell office:value-type="float" office:value="0.65526018886395">
                <text:p>0.65526018886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86705081210821">
                <text:p>0.86705081210821</text:p>
              </table:table-cell>
              <table:table-cell office:value-type="float" office:value="0.47886755314196">
                <text:p>0.47886755314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86412002725411">
                <text:p>0.86412002725411</text:p>
              </table:table-cell>
              <table:table-cell office:value-type="float" office:value="0.52483514401567">
                <text:p>0.52483514401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86948524538705">
                <text:p>0.86948524538705</text:p>
              </table:table-cell>
              <table:table-cell office:value-type="float" office:value="0.5788740566157">
                <text:p>0.57887405661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86593794242143">
                <text:p>0.86593794242143</text:p>
              </table:table-cell>
              <table:table-cell office:value-type="float" office:value="0.6424723276123">
                <text:p>0.6424723276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87087858630919">
                <text:p>0.87087858630919</text:p>
              </table:table-cell>
              <table:table-cell office:value-type="float" office:value="0.71429782198389">
                <text:p>0.71429782198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86604562745759">
                <text:p>0.86604562745759</text:p>
              </table:table-cell>
              <table:table-cell office:value-type="float" office:value="0.78933621652255">
                <text:p>0.78933621652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86984247962864">
                <text:p>0.86984247962864</text:p>
              </table:table-cell>
              <table:table-cell office:value-type="float" office:value="0.4297358504333">
                <text:p>0.429735850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87312421271709">
                <text:p>0.87312421271709</text:p>
              </table:table-cell>
              <table:table-cell office:value-type="float" office:value="0.46220671525369">
                <text:p>0.462206715253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86558526421851">
                <text:p>0.86558526421851</text:p>
              </table:table-cell>
              <table:table-cell office:value-type="float" office:value="0.49986982804582">
                <text:p>0.49986982804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86734909658031">
                <text:p>0.86734909658031</text:p>
              </table:table-cell>
              <table:table-cell office:value-type="float" office:value="0.54868114488611">
                <text:p>0.54868114488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8687128256883">
                <text:p>0.8687128256883</text:p>
              </table:table-cell>
              <table:table-cell office:value-type="float" office:value="0.61246321781084">
                <text:p>0.6124632178108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" chart:maximum="35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5" style:family="chart">
      <style:chart-properties chart:auto-position="true" style:rotation-angle="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Hiragino Sans'" style:font-style-name="W3" fo:font-size="10pt" style:font-family-asian="'Hiragino Sans'" style:font-family-generic-asian="swiss" style:font-size-asian="10pt" style:font-size-complex="10pt"/>
    </style:style>
    <style:style style:name="ch7" style:family="chart">
      <style:chart-properties chart:auto-position="true" style:rotation-angle="90"/>
      <style:text-properties fo:font-family="'Hiragino Sans'" style:font-style-name="W3" fo:font-size="9pt" style:font-family-asian="'Hiragino Sans'" style:font-family-generic-asian="swiss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89cm" svg:y="3.995cm" style:legend-expansion="high" chart:style-name="ch2"/>
        <chart:plot-area chart:style-name="ch3" table:cell-range-address="Sheet4.A7:Sheet4.C81 Sheet4.B1:Sheet4.C1" chart:data-source-has-labels="row" svg:x="1.276cm" svg:y="0.18cm" svg:width="11.493cm" svg:height="7.714cm">
          <chartooo:coordinate-region svg:x="2.078cm" svg:y="0.358cm" svg:width="10.453cm" svg:height="6.932cm"/>
          <chart:axis chart:dimension="x" chart:name="primary-x" chart:style-name="ch4">
            <chart:title svg:x="6.65cm" svg:y="8.075cm" chart:style-name="ch5">
              <text:p>日数</text:p>
            </chart:title>
          </chart:axis>
          <chart:axis chart:dimension="y" chart:name="primary-y" chart:style-name="ch6">
            <chart:title svg:x="0.451cm" svg:y="5.039cm" chart:style-name="ch7">
              <text:p>実効再生産数</text:p>
            </chart:title>
            <chart:grid chart:style-name="ch8" chart:class="major"/>
          </chart:axis>
          <chart:series chart:style-name="ch9" chart:values-cell-range-address="Sheet4.B7:Sheet4.B81" chart:label-cell-address="Sheet4.B1:Sheet4.B1" chart:class="chart:scatter">
            <chart:domain table:cell-range-address="Sheet4.A7:Sheet4.A81"/>
            <chart:data-point chart:repeated="75"/>
          </chart:series>
          <chart:series chart:style-name="ch10" chart:values-cell-range-address="Sheet4.C7:Sheet4.C81" chart:label-cell-address="Sheet4.C1:Sheet4.C1" chart:class="chart:scatter">
            <chart:data-point chart:repeated="7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65%削減</text:p>
                <draw:g>
                  <svg:desc>Sheet4.B1:Sheet4.B1</svg:desc>
                </draw:g>
              </table:table-cell>
              <table:table-cell office:value-type="string">
                <text:p>80%削減</text:p>
                <draw:g>
                  <svg:desc>Sheet4.C1:Sheet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4.A7:Sheet4.A81</svg:desc>
                </draw:g>
              </table:table-cell>
              <table:table-cell office:value-type="float" office:value="4.7580343570525">
                <text:p>4.7580343570525</text:p>
                <draw:g>
                  <svg:desc>Sheet4.B7:Sheet4.B81</svg:desc>
                </draw:g>
              </table:table-cell>
              <table:table-cell office:value-type="float" office:value="4.7580343570525">
                <text:p>4.7580343570525</text:p>
                <draw:g>
                  <svg:desc>Sheet4.C7:Sheet4.C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4.3757373283517">
                <text:p>4.3757373283517</text:p>
              </table:table-cell>
              <table:table-cell office:value-type="float" office:value="4.3757373283517">
                <text:p>4.37573732835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.9507173593817">
                <text:p>3.9507173593817</text:p>
              </table:table-cell>
              <table:table-cell office:value-type="float" office:value="3.9507173593817">
                <text:p>3.95071735938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4.1570973328388">
                <text:p>4.1570973328388</text:p>
              </table:table-cell>
              <table:table-cell office:value-type="float" office:value="4.1570973328388">
                <text:p>4.1570973328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4.0252541829428">
                <text:p>4.0252541829428</text:p>
              </table:table-cell>
              <table:table-cell office:value-type="float" office:value="4.0252541829428">
                <text:p>4.0252541829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4.0403889940324">
                <text:p>4.0403889940324</text:p>
              </table:table-cell>
              <table:table-cell office:value-type="float" office:value="4.0403889940324">
                <text:p>4.0403889940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4.170836592486">
                <text:p>4.170836592486</text:p>
              </table:table-cell>
              <table:table-cell office:value-type="float" office:value="4.170836592486">
                <text:p>4.1708365924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4.2448045904616">
                <text:p>4.2448045904616</text:p>
              </table:table-cell>
              <table:table-cell office:value-type="float" office:value="4.2448045904616">
                <text:p>4.24480459046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4.1933357942451">
                <text:p>4.1933357942451</text:p>
              </table:table-cell>
              <table:table-cell office:value-type="float" office:value="4.1933357942451">
                <text:p>4.19333579424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4.2281001609233">
                <text:p>4.2281001609233</text:p>
              </table:table-cell>
              <table:table-cell office:value-type="float" office:value="4.2281001609233">
                <text:p>4.2281001609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4.2513118831496">
                <text:p>4.2513118831496</text:p>
              </table:table-cell>
              <table:table-cell office:value-type="float" office:value="4.2513118831496">
                <text:p>4.2513118831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4.2398623082698">
                <text:p>4.2398623082698</text:p>
              </table:table-cell>
              <table:table-cell office:value-type="float" office:value="4.2398623082698">
                <text:p>4.2398623082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4.2586721322071">
                <text:p>4.2586721322071</text:p>
              </table:table-cell>
              <table:table-cell office:value-type="float" office:value="4.2586721322071">
                <text:p>4.2586721322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4.2496540423896">
                <text:p>4.2496540423896</text:p>
              </table:table-cell>
              <table:table-cell office:value-type="float" office:value="4.2496540423896">
                <text:p>4.2496540423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4.259525390728">
                <text:p>4.259525390728</text:p>
              </table:table-cell>
              <table:table-cell office:value-type="float" office:value="4.259525390728">
                <text:p>4.259525390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3.037924571022">
                <text:p>3.037924571022</text:p>
              </table:table-cell>
              <table:table-cell office:value-type="float" office:value="2.8036196746519">
                <text:p>2.8036196746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2.2012582580931">
                <text:p>2.2012582580931</text:p>
              </table:table-cell>
              <table:table-cell office:value-type="float" office:value="1.8886167742983">
                <text:p>1.8886167742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1.6722033222727">
                <text:p>1.6722033222727</text:p>
              </table:table-cell>
              <table:table-cell office:value-type="float" office:value="1.3402360931615">
                <text:p>1.34023609316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.3393925830198">
                <text:p>1.3393925830198</text:p>
              </table:table-cell>
              <table:table-cell office:value-type="float" office:value="1.0153899061825">
                <text:p>1.01538990618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.14059813967">
                <text:p>1.14059813967</text:p>
              </table:table-cell>
              <table:table-cell office:value-type="float" office:value="0.82221732764359">
                <text:p>0.82221732764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1.0172861247092">
                <text:p>1.0172861247092</text:p>
              </table:table-cell>
              <table:table-cell office:value-type="float" office:value="0.7082962958613">
                <text:p>0.70829629586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94399695840075">
                <text:p>0.94399695840075</text:p>
              </table:table-cell>
              <table:table-cell office:value-type="float" office:value="0.63744458804924">
                <text:p>0.637444588049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90485603254189">
                <text:p>0.90485603254189</text:p>
              </table:table-cell>
              <table:table-cell office:value-type="float" office:value="0.59938690375445">
                <text:p>0.59938690375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88444529030567">
                <text:p>0.88444529030567</text:p>
              </table:table-cell>
              <table:table-cell office:value-type="float" office:value="0.57650546083155">
                <text:p>0.57650546083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87440063650793">
                <text:p>0.87440063650793</text:p>
              </table:table-cell>
              <table:table-cell office:value-type="float" office:value="0.56553937436671">
                <text:p>0.565539374366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87236969393722">
                <text:p>0.87236969393722</text:p>
              </table:table-cell>
              <table:table-cell office:value-type="float" office:value="0.56275656577222">
                <text:p>0.56275656577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86927716620576">
                <text:p>0.86927716620576</text:p>
              </table:table-cell>
              <table:table-cell office:value-type="float" office:value="0.56161956275418">
                <text:p>0.561619562754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86960154445794">
                <text:p>0.86960154445794</text:p>
              </table:table-cell>
              <table:table-cell office:value-type="float" office:value="0.56074204658009">
                <text:p>0.560742046580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86966732490774">
                <text:p>0.86966732490774</text:p>
              </table:table-cell>
              <table:table-cell office:value-type="float" office:value="0.55970818159679">
                <text:p>0.55970818159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86919730514309">
                <text:p>0.86919730514309</text:p>
              </table:table-cell>
              <table:table-cell office:value-type="float" office:value="0.55875457684079">
                <text:p>0.558754576840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86810166230205">
                <text:p>0.86810166230205</text:p>
              </table:table-cell>
              <table:table-cell office:value-type="float" office:value="0.55853441063727">
                <text:p>0.558534410637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86988308253943">
                <text:p>0.86988308253943</text:p>
              </table:table-cell>
              <table:table-cell office:value-type="float" office:value="0.56016469296715">
                <text:p>0.56016469296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86760055519063">
                <text:p>0.86760055519063</text:p>
              </table:table-cell>
              <table:table-cell office:value-type="float" office:value="0.55553781375213">
                <text:p>0.555537813752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86831623254263">
                <text:p>0.86831623254263</text:p>
              </table:table-cell>
              <table:table-cell office:value-type="float" office:value="0.56416964525448">
                <text:p>0.564169645254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86853016606999">
                <text:p>0.86853016606999</text:p>
              </table:table-cell>
              <table:table-cell office:value-type="float" office:value="0.5565024249492">
                <text:p>0.556502424949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86818704533337">
                <text:p>0.86818704533337</text:p>
              </table:table-cell>
              <table:table-cell office:value-type="float" office:value="0.56603329345818">
                <text:p>0.56603329345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87123039014513">
                <text:p>0.87123039014513</text:p>
              </table:table-cell>
              <table:table-cell office:value-type="float" office:value="0.55661565878682">
                <text:p>0.556615658786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869682839586">
                <text:p>0.869682839586</text:p>
              </table:table-cell>
              <table:table-cell office:value-type="float" office:value="0.55401786484105">
                <text:p>0.55401786484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87153093989513">
                <text:p>0.87153093989513</text:p>
              </table:table-cell>
              <table:table-cell office:value-type="float" office:value="0.56183323572804">
                <text:p>0.56183323572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8684305791752">
                <text:p>0.8684305791752</text:p>
              </table:table-cell>
              <table:table-cell office:value-type="float" office:value="0.56490983405889">
                <text:p>0.56490983405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86891115193257">
                <text:p>0.86891115193257</text:p>
              </table:table-cell>
              <table:table-cell office:value-type="float" office:value="0.56193723736434">
                <text:p>0.561937237364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86886161083137">
                <text:p>0.86886161083137</text:p>
              </table:table-cell>
              <table:table-cell office:value-type="float" office:value="0.5514098676119">
                <text:p>0.55140986761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86830312153472">
                <text:p>0.86830312153472</text:p>
              </table:table-cell>
              <table:table-cell office:value-type="float" office:value="0.55841526741411">
                <text:p>0.558415267414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86722398475727">
                <text:p>0.86722398475727</text:p>
              </table:table-cell>
              <table:table-cell office:value-type="float" office:value="0.56052614897385">
                <text:p>0.56052614897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87051721629198">
                <text:p>0.87051721629198</text:p>
              </table:table-cell>
              <table:table-cell office:value-type="float" office:value="0.55651882755722">
                <text:p>0.556518827557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86838359458566">
                <text:p>0.86838359458566</text:p>
              </table:table-cell>
              <table:table-cell office:value-type="float" office:value="0.58132035106928">
                <text:p>0.581320351069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87065305260698">
                <text:p>0.87065305260698</text:p>
              </table:table-cell>
              <table:table-cell office:value-type="float" office:value="0.56437478024224">
                <text:p>0.5643747802422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86704213411775">
                <text:p>0.86704213411775</text:p>
              </table:table-cell>
              <table:table-cell office:value-type="float" office:value="0.5807771787581">
                <text:p>0.5807771787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86802490722847">
                <text:p>0.86802490722847</text:p>
              </table:table-cell>
              <table:table-cell office:value-type="float" office:value="0.59337176275976">
                <text:p>0.593371762759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86850639173934">
                <text:p>0.86850639173934</text:p>
              </table:table-cell>
              <table:table-cell office:value-type="float" office:value="0.54625403405311">
                <text:p>0.546254034053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86847615765428">
                <text:p>0.86847615765428</text:p>
              </table:table-cell>
              <table:table-cell office:value-type="float" office:value="0.54239807663422">
                <text:p>0.542398076634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86788903529086">
                <text:p>0.86788903529086</text:p>
              </table:table-cell>
              <table:table-cell office:value-type="float" office:value="0.59917810321696">
                <text:p>0.599178103216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87275406315299">
                <text:p>0.87275406315299</text:p>
              </table:table-cell>
              <table:table-cell office:value-type="float" office:value="0.58937212750472">
                <text:p>0.58937212750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87098428883144">
                <text:p>0.87098428883144</text:p>
              </table:table-cell>
              <table:table-cell office:value-type="float" office:value="0.57052268307036">
                <text:p>0.570522683070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86830273514617">
                <text:p>0.86830273514617</text:p>
              </table:table-cell>
              <table:table-cell office:value-type="float" office:value="0.54046737068981">
                <text:p>0.54046737068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87129801127399">
                <text:p>0.87129801127399</text:p>
              </table:table-cell>
              <table:table-cell office:value-type="float" office:value="0.59714266711597">
                <text:p>0.597142667115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86710387404661">
                <text:p>0.86710387404661</text:p>
              </table:table-cell>
              <table:table-cell office:value-type="float" office:value="0.54995945598299">
                <text:p>0.549959455982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86902495144152">
                <text:p>0.86902495144152</text:p>
              </table:table-cell>
              <table:table-cell office:value-type="float" office:value="0.60769817330953">
                <text:p>0.607698173309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87060717945997">
                <text:p>0.87060717945997</text:p>
              </table:table-cell>
              <table:table-cell office:value-type="float" office:value="0.53739660485846">
                <text:p>0.5373966048584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87175970897455">
                <text:p>0.87175970897455</text:p>
              </table:table-cell>
              <table:table-cell office:value-type="float" office:value="0.59381490381078">
                <text:p>0.593814903810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87232555201356">
                <text:p>0.87232555201356</text:p>
              </table:table-cell>
              <table:table-cell office:value-type="float" office:value="0.65654302539264">
                <text:p>0.656543025392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87216037180919">
                <text:p>0.87216037180919</text:p>
              </table:table-cell>
              <table:table-cell office:value-type="float" office:value="0.54308751696872">
                <text:p>0.54308751696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8711942375074">
                <text:p>0.8711942375074</text:p>
              </table:table-cell>
              <table:table-cell office:value-type="float" office:value="0.59673966255844">
                <text:p>0.59673966255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86945544643058">
                <text:p>0.86945544643058</text:p>
              </table:table-cell>
              <table:table-cell office:value-type="float" office:value="0.65526018886395">
                <text:p>0.65526018886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86705081210821">
                <text:p>0.86705081210821</text:p>
              </table:table-cell>
              <table:table-cell office:value-type="float" office:value="0.47886755314196">
                <text:p>0.478867553141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86412002725411">
                <text:p>0.86412002725411</text:p>
              </table:table-cell>
              <table:table-cell office:value-type="float" office:value="0.52483514401567">
                <text:p>0.52483514401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86948524538705">
                <text:p>0.86948524538705</text:p>
              </table:table-cell>
              <table:table-cell office:value-type="float" office:value="0.5788740566157">
                <text:p>0.57887405661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86593794242143">
                <text:p>0.86593794242143</text:p>
              </table:table-cell>
              <table:table-cell office:value-type="float" office:value="0.6424723276123">
                <text:p>0.6424723276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87087858630919">
                <text:p>0.87087858630919</text:p>
              </table:table-cell>
              <table:table-cell office:value-type="float" office:value="0.71429782198389">
                <text:p>0.71429782198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86604562745759">
                <text:p>0.86604562745759</text:p>
              </table:table-cell>
              <table:table-cell office:value-type="float" office:value="0.78933621652255">
                <text:p>0.78933621652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86984247962864">
                <text:p>0.86984247962864</text:p>
              </table:table-cell>
              <table:table-cell office:value-type="float" office:value="0.4297358504333">
                <text:p>0.4297358504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87312421271709">
                <text:p>0.87312421271709</text:p>
              </table:table-cell>
              <table:table-cell office:value-type="float" office:value="0.46220671525369">
                <text:p>0.462206715253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86558526421851">
                <text:p>0.86558526421851</text:p>
              </table:table-cell>
              <table:table-cell office:value-type="float" office:value="0.49986982804582">
                <text:p>0.499869828045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86734909658031">
                <text:p>0.86734909658031</text:p>
              </table:table-cell>
              <table:table-cell office:value-type="float" office:value="0.54868114488611">
                <text:p>0.54868114488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8687128256883">
                <text:p>0.8687128256883</text:p>
              </table:table-cell>
              <table:table-cell office:value-type="float" office:value="0.61246321781084">
                <text:p>0.612463217810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MacOSX_X86_64 LibreOffice_project/f82ddfca21ebc1e222a662a32b25c0c9d20169e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